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2b5a"/>
    </style:style>
    <style:style style:name="P2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paragraph-rsid="0024a7e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Liberation Serif" fo:font-size="12pt" fo:font-style="normal" officeooo:paragraph-rsid="001cba87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paragraph-rsid="001cba87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paragraph-rsid="00474eca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size="12pt" officeooo:paragraph-rsid="001b2b5a" style:font-size-asian="12pt" style:font-size-complex="12pt"/>
    </style:style>
    <style:style style:name="P8" style:family="paragraph" style:parent-style-name="Standard">
      <style:text-properties style:font-name="Liberation Serif" fo:font-size="12pt" fo:font-style="italic" officeooo:paragraph-rsid="001b2b5a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6pt" fo:font-style="normal" officeooo:paragraph-rsid="0024a7ee" style:font-size-asian="6pt" style:font-style-asian="normal" style:font-size-complex="6pt" style:font-style-complex="normal"/>
    </style:style>
    <style:style style:name="P10" style:family="paragraph" style:parent-style-name="Standard">
      <style:text-properties style:font-name="Liberation Serif" fo:font-size="6pt" fo:font-style="italic" officeooo:paragraph-rsid="001b2b5a" style:font-size-asian="6pt" style:font-style-asian="italic" style:font-size-complex="6pt" style:font-style-complex="italic"/>
    </style:style>
    <style:style style:name="P11" style:family="paragraph" style:parent-style-name="Standard">
      <style:text-properties officeooo:paragraph-rsid="001cba87"/>
    </style:style>
    <style:style style:name="P12" style:family="paragraph" style:parent-style-name="Standard">
      <style:paragraph-properties fo:text-align="center" style:justify-single-word="false"/>
      <style:text-properties officeooo:paragraph-rsid="0024a7ee"/>
    </style:style>
    <style:style style:name="P13" style:family="paragraph" style:parent-style-name="Standard">
      <style:text-properties fo:font-style="normal" officeooo:paragraph-rsid="001cba87" style:font-style-asian="normal" style:font-style-complex="normal"/>
    </style:style>
    <style:style style:name="P14" style:family="paragraph" style:parent-style-name="Standard">
      <style:text-properties fo:font-size="12pt" officeooo:rsid="0031212c" officeooo:paragraph-rsid="0031212c" style:font-size-asian="12pt" style:font-size-complex="12pt"/>
    </style:style>
    <style:style style:name="P15" style:family="paragraph" style:parent-style-name="Standard">
      <style:text-properties fo:font-size="12pt" officeooo:rsid="0033adc7" officeooo:paragraph-rsid="0033adc7" style:font-size-asian="12pt" style:font-size-complex="12pt"/>
    </style:style>
    <style:style style:name="P16" style:family="paragraph" style:parent-style-name="Standard">
      <style:text-properties fo:font-size="12pt" fo:font-weight="bold" officeooo:rsid="0035194f" officeooo:paragraph-rsid="0035194f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35f6c7" officeooo:paragraph-rsid="0047eb47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paragraph-rsid="001d5672"/>
    </style:style>
    <style:style style:name="P19" style:family="paragraph" style:parent-style-name="Standard">
      <style:text-properties officeooo:paragraph-rsid="0035f6c7"/>
    </style:style>
    <style:style style:name="P20" style:family="paragraph" style:parent-style-name="Standard">
      <style:paragraph-properties fo:text-align="start" style:justify-single-word="false"/>
      <style:text-properties officeooo:paragraph-rsid="0049be0b"/>
    </style:style>
    <style:style style:name="P21" style:family="paragraph" style:parent-style-name="Standard">
      <style:paragraph-properties fo:text-align="start" style:justify-single-word="false"/>
      <style:text-properties officeooo:paragraph-rsid="004bc302"/>
    </style:style>
    <style:style style:name="P22" style:family="paragraph" style:parent-style-name="Standard">
      <style:text-properties officeooo:paragraph-rsid="004d7c62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2pt" officeooo:rsid="0033adc7" officeooo:paragraph-rsid="0033adc7" style:font-size-asian="12pt" style:font-size-complex="12pt"/>
    </style:style>
    <style:style style:name="P25" style:family="paragraph" style:parent-style-name="Table_20_Contents">
      <style:text-properties fo:font-size="12pt" officeooo:rsid="0059447c" officeooo:paragraph-rsid="0059447c" style:font-size-asian="12pt" style:font-size-complex="12pt"/>
    </style:style>
    <style:style style:name="P26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ize="12pt" fo:font-weight="bold" officeooo:rsid="0031212c" officeooo:paragraph-rsid="0031212c" style:font-size-asian="12pt" style:font-weight-asian="bold" style:font-size-complex="12pt" style:font-weight-complex="bold"/>
    </style:style>
    <style:style style:name="T1" style:family="text">
      <style:text-properties officeooo:rsid="001b2b5a"/>
    </style:style>
    <style:style style:name="T2" style:family="text">
      <style:text-properties fo:font-style="normal" officeooo:rsid="001b2b5a" style:font-style-asian="normal" style:font-style-complex="normal"/>
    </style:style>
    <style:style style:name="T3" style:family="text">
      <style:text-properties fo:font-style="normal" officeooo:rsid="001d5672" style:font-style-asian="normal" style:font-style-complex="normal"/>
    </style:style>
    <style:style style:name="T4" style:family="text">
      <style:text-properties fo:font-style="normal" officeooo:rsid="002bdf0f" style:font-style-asian="normal" style:font-style-complex="normal"/>
    </style:style>
    <style:style style:name="T5" style:family="text">
      <style:text-properties fo:font-style="normal" officeooo:rsid="00474eca" style:font-style-asian="normal" style:font-style-complex="normal"/>
    </style:style>
    <style:style style:name="T6" style:family="text">
      <style:text-properties fo:font-style="normal" officeooo:rsid="00487fb0" style:font-style-asian="normal" style:font-style-complex="normal"/>
    </style:style>
    <style:style style:name="T7" style:family="text">
      <style:text-properties fo:font-style="normal" officeooo:rsid="0059447c" style:font-style-asian="normal" style:font-style-complex="normal"/>
    </style:style>
    <style:style style:name="T8" style:family="text">
      <style:text-properties fo:font-style="normal" officeooo:rsid="001cba87" style:font-name-asian="Liberation Serif1" style:font-style-asian="normal" style:font-name-complex="Liberation Serif1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487fb0" style:font-style-asian="normal" style:font-style-complex="normal"/>
    </style:style>
    <style:style style:name="T10" style:family="text">
      <style:text-properties style:font-name="Liberation Serif" fo:font-size="12pt" fo:font-style="normal" fo:font-weight="normal" officeooo:rsid="001cba8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fo:font-weight="normal" officeooo:rsid="0024a7e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025783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fo:font-weight="normal" officeooo:rsid="0027468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59447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officeooo:rsid="001cba87" style:font-name-asian="Liberation Serif1" style:font-size-asian="12pt" style:font-style-asian="normal" style:font-name-complex="Liberation Serif1" style:font-size-complex="12pt" style:font-style-complex="normal"/>
    </style:style>
    <style:style style:name="T16" style:family="text">
      <style:text-properties style:font-name="Liberation Serif" fo:font-size="12pt" fo:font-style="normal" officeooo:rsid="001d6135" style:font-name-asian="Liberation Serif1" style:font-size-asian="12pt" style:font-style-asian="normal" style:font-name-complex="Liberation Serif1" style:font-size-complex="12pt" style:font-style-complex="normal"/>
    </style:style>
    <style:style style:name="T17" style:family="text">
      <style:text-properties style:font-name="Liberation Serif" fo:font-size="12pt" fo:font-style="normal" officeooo:rsid="001d5672" style:font-name-asian="Liberation Serif1" style:font-size-asian="12pt" style:font-style-asian="normal" style:font-name-complex="Liberation Serif1" style:font-size-complex="12pt" style:font-style-complex="normal"/>
    </style:style>
    <style:style style:name="T18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9" style:family="text">
      <style:text-properties style:font-name="Liberation Serif" fo:font-size="12pt" fo:font-style="normal" officeooo:rsid="001d5672" style:font-size-asian="12pt" style:font-style-asian="normal" style:font-size-complex="12pt" style:font-style-complex="normal"/>
    </style:style>
    <style:style style:name="T20" style:family="text">
      <style:text-properties style:font-name="Liberation Serif" fo:font-size="12pt" fo:font-style="normal" officeooo:rsid="001b2b5a" style:font-size-asian="12pt" style:font-style-asian="normal" style:font-size-complex="12pt" style:font-style-complex="normal"/>
    </style:style>
    <style:style style:name="T21" style:family="text">
      <style:text-properties style:font-name="Liberation Serif" fo:font-size="12pt" fo:font-style="normal" officeooo:rsid="001ef1bb" style:font-size-asian="12pt" style:font-style-asian="normal" style:font-size-complex="12pt" style:font-style-complex="normal"/>
    </style:style>
    <style:style style:name="T22" style:family="text">
      <style:text-properties style:font-name="Liberation Serif" fo:font-size="12pt" fo:font-style="normal" fo:font-weight="bold" officeooo:rsid="0035f6c7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Liberation Serif" fo:font-size="12pt" fo:font-style="normal" fo:font-weight="bold" officeooo:rsid="00362f7a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Liberation Serif" fo:font-size="12pt" fo:font-style="normal" fo:font-weight="bold" officeooo:rsid="00362f7a" style:font-size-asian="12pt" style:font-style-asian="normal" style:font-weight-asian="bold" style:font-size-complex="12pt" style:font-style-complex="normal" style:font-weight-complex="bold" loext:padding="0.049cm" loext:border="0.06pt solid #000000" loext:shadow="none"/>
    </style:style>
    <style:style style:name="T25" style:family="text">
      <style:text-properties style:font-name="Liberation Serif" fo:font-size="12pt" fo:font-style="normal" fo:font-weight="bold" officeooo:rsid="003f37f7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40ac00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52c83c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5416a7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54566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Liberation Serif" fo:font-size="12pt" fo:font-style="normal" style:text-underline-style="solid" style:text-underline-width="auto" style:text-underline-color="font-color" fo:font-weight="bold" officeooo:rsid="003f37f7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2" style:family="text">
      <style:text-properties style:font-name="Liberation Serif" fo:font-size="12pt" fo:font-style="italic" officeooo:rsid="001cba87" style:font-size-asian="12pt" style:font-style-asian="italic" style:font-size-complex="12pt" style:font-style-complex="italic"/>
    </style:style>
    <style:style style:name="T33" style:family="text">
      <style:text-properties style:font-name="Liberation Serif" fo:font-size="12pt" fo:font-style="italic" officeooo:rsid="001d5672" style:font-size-asian="12pt" style:font-style-asian="italic" style:font-size-complex="12pt" style:font-style-complex="italic"/>
    </style:style>
    <style:style style:name="T34" style:family="text">
      <style:text-properties style:font-name="Liberation Serif" fo:font-size="6pt" fo:font-style="italic" style:font-size-asian="6pt" style:font-style-asian="italic" style:font-size-complex="6pt" style:font-style-complex="italic"/>
    </style:style>
    <style:style style:name="T35" style:family="text">
      <style:text-properties style:font-name="Liberation Serif" fo:font-size="6pt" fo:font-style="normal" officeooo:rsid="001cba87" style:font-name-asian="Liberation Serif1" style:font-size-asian="6pt" style:font-style-asian="normal" style:font-name-complex="Liberation Serif1" style:font-size-complex="6pt" style:font-style-complex="normal"/>
    </style:style>
    <style:style style:name="T36" style:family="text">
      <style:text-properties officeooo:rsid="001d5672"/>
    </style:style>
    <style:style style:name="T37" style:family="text">
      <style:text-properties officeooo:rsid="001cba87" style:font-name-asian="Liberation Serif1" style:font-name-complex="Liberation Serif1"/>
    </style:style>
    <style:style style:name="T38" style:family="text">
      <style:text-properties style:text-position="super 58%"/>
    </style:style>
    <style:style style:name="T39" style:family="text">
      <style:text-properties officeooo:rsid="0035f6c7"/>
    </style:style>
    <style:style style:name="T40" style:family="text">
      <style:text-properties fo:font-style="italic" officeooo:rsid="001cba87" style:font-name-asian="Liberation Serif1" style:font-style-asian="italic" style:font-name-complex="Liberation Serif1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fo:font-weight="normal" officeooo:rsid="003b6d6c" style:font-style-asian="italic" style:font-weight-asian="normal" style:font-style-complex="italic" style:font-weight-complex="normal"/>
    </style:style>
    <style:style style:name="T43" style:family="text">
      <style:text-properties officeooo:rsid="00474eca"/>
    </style:style>
    <style:style style:name="T44" style:family="text">
      <style:text-properties fo:font-size="11pt" fo:font-style="normal" style:font-size-asian="11pt" style:font-style-asian="normal" style:font-size-complex="11pt" style:font-style-complex="normal"/>
    </style:style>
    <style:style style:name="T45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size="11pt" fo:font-style="normal" fo:font-weight="normal" officeooo:rsid="003b6d6c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size="11pt" fo:font-style="italic" fo:font-weight="normal" officeooo:rsid="003b6d6c" style:font-size-asian="11pt" style:font-style-asian="italic" style:font-weight-asian="normal" style:font-size-complex="11pt" style:font-style-complex="italic" style:font-weight-complex="normal"/>
    </style:style>
    <style:style style:name="T48" style:family="text">
      <style:text-properties officeooo:rsid="0048b7e0"/>
    </style:style>
    <style:style style:name="T49" style:family="text">
      <style:text-properties officeooo:rsid="005cec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ontrôle de cours / 2020.09.28 / 5<text:span text:style-name="T38">e</text:span> </text:p>
      <text:p text:style-name="P14"/>
      <text:p text:style-name="P16">I<text:span text:style-name="T39">] </text:span>Complétez les <text:span text:style-name="T49">quatre</text:span> cases laissées vides : <text:span text:style-name="T43">[/4 points]</text:span>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4">infinitif.présent</text:p>
          </table:table-cell>
          <table:table-cell table:style-name="Tableau1.A1" office:value-type="string">
            <text:p text:style-name="P24">indicatif.futur.3P</text:p>
          </table:table-cell>
          <table:table-cell table:style-name="Tableau1.A1" office:value-type="string">
            <text:p text:style-name="P24">indicatif.imparfait.3P</text:p>
          </table:table-cell>
          <table:table-cell table:style-name="Tableau1.D1" office:value-type="string">
            <text:p text:style-name="P24">conditionnel.présent.3P</text:p>
          </table:table-cell>
        </table:table-row>
        <table:table-row>
          <table:table-cell table:style-name="Tableau1.A2" office:value-type="string">
            <text:p text:style-name="P24">chanter</text:p>
          </table:table-cell>
          <table:table-cell table:style-name="Tableau1.A2" office:value-type="string">
            <text:p text:style-name="P24">ils chanteront</text:p>
          </table:table-cell>
          <table:table-cell table:style-name="Tableau1.A2" office:value-type="string">
            <text:p text:style-name="P23"/>
          </table:table-cell>
          <table:table-cell table:style-name="Tableau1.D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4">prendre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5">ils prenaient</text:p>
          </table:table-cell>
          <table:table-cell table:style-name="Tableau1.D2" office:value-type="string">
            <text:p text:style-name="P23"/>
          </table:table-cell>
        </table:table-row>
      </table:table>
      <text:p text:style-name="P15"/>
      <text:p text:style-name="P17">II] Complétez les <text:span text:style-name="T49">quatre</text:span> <text:span text:style-name="T48">mots</text:span> laissés vides : <text:span text:style-name="T43">[/4 points]</text:span></text:p>
      <text:p text:style-name="P2">Les valeurs du conditionnel présent :</text:p>
      <text:p text:style-name="P20"><text:span text:style-name="Emphasis"><text:span text:style-name="T10">► </text:span></text:span><text:span text:style-name="Emphasis"><text:span text:style-name="T11">Action </text:span></text:span><text:span text:style-name="Emphasis"><text:span text:style-name="T14">postérieure</text:span></text:span><text:span text:style-name="Emphasis"><text:span text:style-name="T11"> </text:span></text:span><text:span text:style-name="Emphasis"><text:span text:style-name="T12">à une autre </text:span></text:span><text:span text:style-name="Emphasis"><text:span text:style-name="T11">dans un contexte passé</text:span></text:span></text:p>
      <text:p text:style-name="P3"><text:span text:style-name="Emphasis"><text:span text:style-name="T40"><text:tab/></text:span></text:span><text:span text:style-name="T41">Il a dit qu'il irait se laver les dents dès qu'il aurait fini de manger.</text:span></text:p>
      <text:p text:style-name="P9"/>
      <text:p text:style-name="P7"><text:span text:style-name="T8">► </text:span><text:span text:style-name="T2">Expression d’une </text:span><text:span text:style-name="T4">hypothèse</text:span><text:span text:style-name="T2"> </text:span><text:span text:style-name="T3">en rapport avec le futur</text:span><text:span text:style-name="T2"> : </text:span><text:span text:style-name="T3">le fait est présenté comme irréalisable</text:span></text:p>
      <text:p text:style-name="P8"><text:span text:style-name="T1"><text:tab/></text:span>Ah ! si j’étais riche, je bâtirais un vrai palais.</text:p>
      <text:p text:style-name="P10"/>
      <text:p text:style-name="P22"><text:span text:style-name="Emphasis"><text:span text:style-name="T15">► </text:span></text:span><text:span text:style-name="Emphasis"><text:span text:style-name="T18">Un souhait ou un regret </text:span></text:span><text:span text:style-name="Emphasis"><text:span text:style-name="T19">concernant le futur</text:span></text:span><text:span text:style-name="Emphasis"><text:span text:style-name="T18">. Ce souhait est souvent exprimé à l'aide des verbes aimer et </text:span></text:span><text:span text:style-name="Emphasis"><text:span text:style-name="T13">___________________</text:span></text:span><text:span text:style-name="Emphasis"><text:span text:style-name="T18">. <text:s/></text:span></text:span><text:span text:style-name="Emphasis"><text:span text:style-name="T20">La condition est sous-entendue</text:span></text:span></text:p>
      <text:p text:style-name="P1"><text:span text:style-name="T31"><text:tab/></text:span><text:span text:style-name="Emphasis"><text:span text:style-name="T31">J'aimerais faire le tour du mont Blanc.</text:span></text:span><text:span text:style-name="T31"> </text:span></text:p>
      <text:p text:style-name="P10"/>
      <text:p text:style-name="P4"><text:span text:style-name="T37">► </text:span>Une demande polie ou un conseil atténué <text:span text:style-name="T36">concernant le futur.</text:span> </text:p>
      <text:p text:style-name="Standard"><text:span text:style-name="Emphasis"><text:span text:style-name="T31"><text:tab/>Voudriez-vous débarrasser la table ?</text:span></text:span></text:p>
      <text:p text:style-name="Standard"><text:span text:style-name="Emphasis"><text:span text:style-name="T34"/></text:span></text:p>
      <text:p text:style-name="P11"><text:span text:style-name="Emphasis"><text:span text:style-name="T15">► </text:span></text:span><text:span text:style-name="Emphasis"><text:span text:style-name="T18">Une information incertaine </text:span></text:span><text:span text:style-name="Emphasis"><text:span text:style-name="T19">concernant le </text:span></text:span><text:span text:style-name="Emphasis"><text:span text:style-name="T21">futur</text:span></text:span><text:span text:style-name="Emphasis"><text:span text:style-name="T18">. Cet emploi est fréquent dans la presse. </text:span></text:span></text:p>
      <text:p text:style-name="P11"><text:span text:style-name="Emphasis"><text:span text:style-name="T31"><text:tab/>La neige paralys</text:span></text:span><text:span text:style-name="Emphasis"><text:span text:style-name="T32">erait</text:span></text:span><text:span text:style-name="Emphasis"><text:span text:style-name="T31"> le trafic aérien. </text:span></text:span></text:p>
      <text:p text:style-name="P13"><text:span text:style-name="Emphasis"><text:span text:style-name="T34"/></text:span></text:p>
      <text:p text:style-name="P2">Les valeurs du conditionnel passé :</text:p>
      <text:p text:style-name="P21"><text:span text:style-name="Emphasis"><text:span text:style-name="T10">► </text:span></text:span><text:span text:style-name="Emphasis"><text:span text:style-name="T11">Action </text:span></text:span><text:span text:style-name="Emphasis"><text:span text:style-name="T13">___________________</text:span></text:span><text:span text:style-name="Emphasis"><text:span text:style-name="T12"> à une action </text:span></text:span><text:span text:style-name="Emphasis"><text:span text:style-name="T13">exprimée au ___________________ présent</text:span></text:span></text:p>
      <text:p text:style-name="P3"><text:span text:style-name="Emphasis"><text:span text:style-name="T40"><text:tab/></text:span></text:span><text:span text:style-name="T41">Il a dit qu'il irait se laver les dents dès qu'il aurait fini de manger.</text:span></text:p>
      <text:p text:style-name="P12"><text:span text:style-name="Emphasis"><text:span text:style-name="T35"/></text:span></text:p>
      <text:p text:style-name="P11"><text:span text:style-name="Emphasis"><text:span text:style-name="T15">► </text:span></text:span><text:span text:style-name="Emphasis"><text:span text:style-name="T18">Une information incertaine </text:span></text:span><text:span text:style-name="Emphasis"><text:span text:style-name="T19">concernant le passé</text:span></text:span><text:span text:style-name="Emphasis"><text:span text:style-name="T18">. Cet emploi est fréquent dans la presse. </text:span></text:span></text:p>
      <text:p text:style-name="P11"><text:span text:style-name="Emphasis"><text:span text:style-name="T31"><text:tab/>La neige aurait paralysé le trafic aérien. </text:span></text:span></text:p>
      <text:p text:style-name="P11"><text:span text:style-name="Emphasis"><text:span text:style-name="T34"/></text:span></text:p>
      <text:p text:style-name="P22"><text:span text:style-name="Emphasis"><text:span text:style-name="T15">► </text:span></text:span><text:span text:style-name="Emphasis"><text:span text:style-name="T16">Un souhait ou un </text:span></text:span><text:span text:style-name="Emphasis"><text:span text:style-name="T13">___________________</text:span></text:span><text:span text:style-name="Emphasis"><text:span text:style-name="T17"> concernant le passé.</text:span></text:span></text:p>
      <text:p text:style-name="P18"><text:span text:style-name="Emphasis"><text:span text:style-name="T31"><text:tab/></text:span></text:span><text:span text:style-name="Emphasis"><text:span text:style-name="T33">J’aurais dû te le dire plus tôt.</text:span></text:span></text:p>
      <text:p text:style-name="P18"><text:span text:style-name="Emphasis"><text:span text:style-name="T33"/></text:span></text:p>
      <text:p text:style-name="P19"><text:span text:style-name="Emphasis"><text:span text:style-name="T22">III] Dans ce texte, </text:span></text:span><text:span text:style-name="Emphasis"><text:span text:style-name="T24">entourez</text:span></text:span><text:span text:style-name="Emphasis"><text:span text:style-name="T23"> les </text:span></text:span><text:span text:style-name="Emphasis"><text:span text:style-name="T27">3 </text:span></text:span><text:span text:style-name="Emphasis"><text:span text:style-name="T23">conditionnels passés </text:span></text:span><text:span text:style-name="Emphasis"><text:span text:style-name="T25">et </text:span></text:span><text:span text:style-name="Emphasis"><text:span text:style-name="T30">soulignez</text:span></text:span><text:span text:style-name="Emphasis"><text:span text:style-name="T25"> les </text:span></text:span><text:span text:style-name="Emphasis"><text:span text:style-name="T28">3 </text:span></text:span><text:span text:style-name="Emphasis"><text:span text:style-name="T25">indicatifs </text:span></text:span><text:span text:style-name="Emphasis"><text:span text:style-name="T28">plus-que-parfaits</text:span></text:span><text:span text:style-name="Emphasis"><text:span text:style-name="T25"> </text:span></text:span><text:span text:style-name="Emphasis"><text:span text:style-name="T26">[/</text:span></text:span><text:span text:style-name="Emphasis"><text:span text:style-name="T29">6</text:span></text:span><text:span text:style-name="Emphasis"><text:span text:style-name="T26"> points]</text:span></text:span></text:p>
      <text:p text:style-name="Standard"><text:span text:style-name="Emphasis"><text:span text:style-name="T44">Et si j'étais né en 17 à Leidenstadt</text:span></text:span></text:p>
      <text:p text:style-name="Standard"><text:span text:style-name="Emphasis"><text:span text:style-name="T44">Sur les ruines d'un champ de bataille</text:span></text:span></text:p>
      <text:p text:style-name="Standard"><text:span text:style-name="Emphasis"><text:span text:style-name="T44">Aurais-je été meilleur ou pire que ces gens</text:span></text:span></text:p>
      <text:p text:style-name="Standard"><text:span text:style-name="Emphasis"><text:span text:style-name="T44">Si j'avais été allemand?</text:span></text:span></text:p>
      <text:p text:style-name="Standard"><text:span text:style-name="Emphasis"><text:span text:style-name="T44"/></text:span></text:p>
      <text:p text:style-name="Standard"><text:span text:style-name="Emphasis"><text:span text:style-name="T44">Bercé d'humiliation, de haine et d'ignorance</text:span></text:span></text:p>
      <text:p text:style-name="Standard"><text:span text:style-name="Emphasis"><text:span text:style-name="T44">Nourri de rêves de revanche</text:span></text:span></text:p>
      <text:p text:style-name="Standard"><text:span text:style-name="Emphasis"><text:span text:style-name="T44">Aurais-je été de ces improbables consciences</text:span></text:span></text:p>
      <text:p text:style-name="Standard"><text:span text:style-name="Emphasis"><text:span text:style-name="T44">Larmes au milieu d'un torrent</text:span></text:span></text:p>
      <text:p text:style-name="Standard"><text:span text:style-name="Emphasis"><text:span text:style-name="T44"/></text:span></text:p>
      <text:p text:style-name="Standard"><text:span text:style-name="Emphasis"><text:span text:style-name="T44">Si j'avais grandi dans les docklands de Belfast</text:span></text:span></text:p>
      <text:p text:style-name="Standard"><text:span text:style-name="Emphasis"><text:span text:style-name="T44">Soldat d'une foi, d'une caste</text:span></text:span></text:p>
      <text:p text:style-name="Standard"><text:span text:style-name="Emphasis"><text:span text:style-name="T44">Aurais-je eu la force envers et contre les miens</text:span></text:span></text:p>
      <text:p text:style-name="Standard"><text:span text:style-name="Emphasis"><text:span text:style-name="T44">De trahir, tendre une main</text:span></text:span></text:p>
      <text:p text:style-name="P5"><text:span text:style-name="Emphasis"><text:span text:style-name="T45"><text:tab/></text:span></text:span><text:span text:style-name="Emphasis"><text:span text:style-name="T46">Jean-Jacques Goldman, </text:span></text:span><text:span text:style-name="Emphasis"><text:span text:style-name="T47">Né en 17 à Leidenstadt</text:span></text:span></text:p>
      <text:p text:style-name="P5"><text:span text:style-name="Emphasis"><text:span text:style-name="T42"/></text:span></text:p>
      <text:p text:style-name="P6"><text:span text:style-name="Emphasis"><text:span text:style-name="T5">IV] Dans la phrase « </text:span></text:span><text:span text:style-name="Emphasis"><text:span text:style-name="T6">Il </text:span></text:span><text:span text:style-name="Emphasis"><text:span text:style-name="T9">aurait aimé</text:span></text:span><text:span text:style-name="Emphasis"><text:span text:style-name="T6"> t’apprendre cette nouvelle</text:span></text:span><text:span text:style-name="Emphasis"><text:span text:style-name="T5">» donnez l</text:span></text:span><text:span text:style-name="Emphasis"><text:span text:style-name="T7">e mode/</text:span></text:span><text:span text:style-name="Emphasis"><text:span text:style-name="T5">temps/</text:span></text:span><text:span text:style-name="Emphasis"><text:span text:style-name="T7">personne</text:span></text:span><text:span text:style-name="Emphasis"><text:span text:style-name="T5"> </text:span></text:span><text:span text:style-name="Emphasis"><text:span text:style-name="T6">et la valeur </text:span></text:span><text:span text:style-name="Emphasis"><text:span text:style-name="T5">du verbe souligné [/</text:span></text:span><text:span text:style-name="Emphasis"><text:span text:style-name="T7">6</text:span></text:span><text:span text:style-name="Emphasis"><text:span text:style-name="T5"> points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2:57:41.222000000</meta:creation-date>
    <dc:date>2020-10-12T20:35:20.383604871</dc:date>
    <meta:editing-duration>PT55M50S</meta:editing-duration>
    <meta:editing-cycles>41</meta:editing-cycles>
    <meta:generator>LibreOffice/6.0.7.3$Linux_X86_64 LibreOffice_project/00m0$Build-3</meta:generator>
    <meta:print-date>2020-09-18T13:28:53.968000000</meta:print-date>
    <meta:document-statistic meta:table-count="1" meta:image-count="0" meta:object-count="0" meta:page-count="1" meta:paragraph-count="44" meta:word-count="352" meta:character-count="2159" meta:non-whitespace-character-count="1834"/>
  </office:meta>
</office:document-meta>
</file>